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661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Trait</text:p>
          </table:table-cell>
          <table:table-cell table:style-name="ce1" office:value-type="string">
            <text:p>Mean <text:span text:style-name="T1">±</text:span> SD/ PC1 %inertia</text:p>
          </table:table-cell>
          <table:table-cell table:style-name="ce1" office:value-type="string">
            <text:p>Moran's (I)</text:p>
          </table:table-cell>
          <table:table-cell table:style-name="ce1" office:value-type="string">
            <text:p>Coastal vs Open Ocean ANISOM R</text:p>
          </table:table-cell>
          <table:table-cell table:style-name="ce5" office:value-type="string">
            <text:p>Environment ANISOM R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GC Content </text:p>
          </table:table-cell>
          <table:table-cell table:style-name="ce2" office:value-type="string">
            <text:p>39.14 <text:span text:style-name="T1">± 5.40 </text:span></text:p>
          </table:table-cell>
          <table:table-cell table:style-name="ce4" office:value-type="string">
            <text:p>-0.23 <text:span text:style-name="T2">(0.014)</text:span></text:p>
          </table:table-cell>
          <table:table-cell table:style-name="ce4" office:value-type="string">
            <text:p>0.044 (0.123)</text:p>
          </table:table-cell>
          <table:table-cell office:value-type="string">
            <text:p>0.122 <text:span text:style-name="T2">(0.019)</text:span></text:p>
          </table:table-cell>
          <table:table-cell table:number-columns-repeated="1019"/>
        </table:table-row>
        <table:table-row table:style-name="ro1">
          <table:table-cell office:value-type="string">
            <text:p>GC Variance</text:p>
          </table:table-cell>
          <table:table-cell table:style-name="ce3" office:value-type="string">
            <text:p>94.37 ± 36.87</text:p>
          </table:table-cell>
          <table:table-cell table:style-name="ce4" office:value-type="string">
            <text:p>-0.05 (0.619)</text:p>
          </table:table-cell>
          <table:table-cell table:style-name="ce4" office:value-type="string">
            <text:p>-0.015 (0.587)</text:p>
          </table:table-cell>
          <table:table-cell office:value-type="string">
            <text:p>0.045 (0.136)</text:p>
          </table:table-cell>
          <table:table-cell table:number-columns-repeated="1019"/>
        </table:table-row>
        <table:table-row table:style-name="ro1">
          <table:table-cell office:value-type="string">
            <text:p>Dinucleotides</text:p>
          </table:table-cell>
          <table:table-cell table:style-name="ce3" office:value-type="float" office:value="46.62">
            <text:p>46.62</text:p>
          </table:table-cell>
          <table:table-cell table:style-name="ce4" office:value-type="string">
            <text:p>-0.17 (0.082)</text:p>
          </table:table-cell>
          <table:table-cell office:value-type="string">
            <text:p><text:s/>0.066 <text:span text:style-name="T2">(0.047)</text:span></text:p>
          </table:table-cell>
          <table:table-cell office:value-type="string">
            <text:p>0.143 <text:span text:style-name="T2">(0.01)</text:span></text:p>
          </table:table-cell>
          <table:table-cell table:number-columns-repeated="1019"/>
        </table:table-row>
        <table:table-row table:style-name="ro1">
          <table:table-cell office:value-type="string">
            <text:p>Codons</text:p>
          </table:table-cell>
          <table:table-cell table:style-name="ce3" office:value-type="float" office:value="85.08">
            <text:p>85.08</text:p>
          </table:table-cell>
          <table:table-cell table:style-name="ce4" office:value-type="string">
            <text:p>-0.22 <text:span text:style-name="T2">(0.020)</text:span></text:p>
          </table:table-cell>
          <table:table-cell office:value-type="string">
            <text:p>0.0397 (0.093)</text:p>
          </table:table-cell>
          <table:table-cell office:value-type="string">
            <text:p>0.115 <text:span text:style-name="T2">(0.021)</text:span></text:p>
          </table:table-cell>
          <table:table-cell table:number-columns-repeated="1019"/>
        </table:table-row>
        <table:table-row table:style-name="ro1">
          <table:table-cell office:value-type="string">
            <text:p>Amino Acids</text:p>
          </table:table-cell>
          <table:table-cell table:style-name="ce3" office:value-type="float" office:value="93.44">
            <text:p>93.44</text:p>
          </table:table-cell>
          <table:table-cell office:value-type="string">
            <text:p>-0.24 <text:span text:style-name="T2">(0.012)</text:span></text:p>
          </table:table-cell>
          <table:table-cell office:value-type="string">
            <text:p>0.0729 <text:span text:style-name="T2">(0.046)</text:span></text:p>
          </table:table-cell>
          <table:table-cell office:value-type="string">
            <text:p>0.160 <text:span text:style-name="T2">(0.005)</text:span></text:p>
          </table:table-cell>
          <table:table-cell table:number-columns-repeated="1019"/>
        </table:table-row>
        <table:table-row table:style-name="ro1">
          <table:table-cell office:value-type="string">
            <text:p>AB ratio</text:p>
          </table:table-cell>
          <table:table-cell table:style-name="ce3" office:value-type="string">
            <text:p>0.88 ± 0.03</text:p>
          </table:table-cell>
          <table:table-cell office:value-type="string">
            <text:p>0.20<text:span text:style-name="T2"> (0.014)</text:span></text:p>
          </table:table-cell>
          <table:table-cell office:value-type="string">
            <text:p><text:s/>0.185 <text:span text:style-name="T2">(0.001)</text:span></text:p>
          </table:table-cell>
          <table:table-cell office:value-type="string">
            <text:p>0.195 <text:span text:style-name="T2">(0.003)</text:span></text:p>
          </table:table-cell>
          <table:table-cell table:number-columns-repeated="1019"/>
        </table:table-row>
        <table:table-row table:style-name="ro1">
          <table:table-cell office:value-type="string">
            <text:p>TF ratio</text:p>
          </table:table-cell>
          <table:table-cell table:style-name="ce3" office:value-type="string">
            <text:p>2.49 ± 0.56</text:p>
          </table:table-cell>
          <table:table-cell office:value-type="string">
            <text:p>0.06 (0.224)</text:p>
          </table:table-cell>
          <table:table-cell office:value-type="string">
            <text:p>0.0923<text:span text:style-name="T2"> (0.02)</text:span></text:p>
          </table:table-cell>
          <table:table-cell office:value-type="string">
            <text:p>0.2312 <text:span text:style-name="T2">(0.002)</text:span></text:p>
          </table:table-cell>
          <table:table-cell table:number-columns-repeated="1019"/>
        </table:table-row>
        <table:table-row table:style-name="ro2">
          <table:table-cell office:value-type="string">
            <text:p>Functional Content</text:p>
          </table:table-cell>
          <table:table-cell table:style-name="ce3" office:value-type="float" office:value="13.01">
            <text:p>13.01</text:p>
          </table:table-cell>
          <table:table-cell office:value-type="string">
            <text:p>-0.08 (0.398)</text:p>
          </table:table-cell>
          <table:table-cell office:value-type="string">
            <text:p><text:s/>-0.008 (0.513)</text:p>
          </table:table-cell>
          <table:table-cell office:value-type="string">
            <text:p>0.046 (0.149)</text:p>
          </table:table-cell>
          <table:table-cell table:number-columns-repeated="1019"/>
        </table:table-row>
        <table:table-row table:style-name="ro1">
          <table:table-cell office:value-type="string">
            <text:p>Taxonomic Content</text:p>
          </table:table-cell>
          <table:table-cell table:style-name="ce3" office:value-type="float" office:value="17.36">
            <text:p>17.36</text:p>
          </table:table-cell>
          <table:table-cell office:value-type="string">
            <text:p>-0.02 (0.907)</text:p>
          </table:table-cell>
          <table:table-cell office:value-type="string">
            <text:p><text:s/>0.0358 (0.133)</text:p>
          </table:table-cell>
          <table:table-cell office:value-type="string">
            <text:p>0.105 <text:span text:style-name="T2">(0.031)</text:span></text:p>
          </table:table-cell>
          <table:table-cell table:number-columns-repeated="1019"/>
        </table:table-row>
        <table:table-row table:style-name="ro1">
          <table:table-cell office:value-type="string">
            <text:p>GC Content + AB ratio + TF ratio + fun PC1 + fun PC2 + fun PC3 </text:p>
          </table:table-cell>
          <table:table-cell table:number-columns-repeated="2"/>
          <table:table-cell office:value-type="string">
            <text:p>0.104 <text:span text:style-name="T2">(0.016)</text:span></text:p>
          </table:table-cell>
          <table:table-cell office:value-type="string">
            <text:p>0.203 <text:span text:style-name="T2">(0.003)</text:span>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Emiliano Pereira'</meta:initial-creator>
    <meta:creation-date>2016-07-25T11:02:02</meta:creation-date>
    <dc:date>2016-07-25T12:08:36</dc:date>
    <dc:creator>'Emiliano Pereira'</dc:creator>
    <meta:editing-duration>PT51M24S</meta:editing-duration>
    <meta:editing-cycles>7</meta:editing-cycles>
    <meta:generator>LibreOffice/3.5$Linux_X86_64 LibreOffice_project/350m1$Build-2</meta:generator>
    <meta:document-statistic meta:table-count="3" meta:cell-count="53" meta:object-count="0"/>
  </office:meta>
</office:document-meta>
</file>